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nySimpleTypeRestriction.XmlAnySimpleType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AnySimpleTypeRestriction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